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" style:family="table">
      <style:table-properties style:width="8.308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039cm" style:rel-column-width="8191*"/>
    </style:style>
    <style:style style:name="Table1.B" style:family="table-column">
      <style:table-column-properties style:column-width="1.039cm" style:rel-column-width="819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#ff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e1.A3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9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ff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ff9999" fo:padding="0.097cm" fo:border="0.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99cc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#99cc99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#cc99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fo:break-before="page" table:align="margins" fo:keep-with-next="auto" style:may-break-between-rows="true" table:border-model="collapsing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2.01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02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2.011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7cm" fo:break-before="page" table:align="margins" fo:keep-with-next="auto" style:may-break-between-rows="true" table:border-model="collapsing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1.34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8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8.A" style:family="table-column">
      <style:table-column-properties style:column-width="1.005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4.022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2.011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1.341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4.A" style:family="table-column">
      <style:table-column-properties style:column-width="2.011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7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7.A" style:family="table-column">
      <style:table-column-properties style:column-width="4.022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6" style:family="table">
      <style:table-properties style:width="4.022cm" fo:margin-left="0.014cm" fo:break-before="auto" fo:break-after="auto" table:align="left" fo:keep-with-next="auto" style:may-break-between-rows="true" table:border-model="collapsing"/>
    </style:style>
    <style:style style:name="Table16.A" style:family="table-column">
      <style:table-column-properties style:column-width="2.011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#ff9999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#ff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ff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99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#99cc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#ffcc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03751" officeooo:paragraph-rsid="00103751"/>
    </style:style>
    <style:style style:name="P2" style:family="paragraph" style:parent-style-name="Standard">
      <style:text-properties officeooo:rsid="0012f620" officeooo:paragraph-rsid="00103751"/>
    </style:style>
    <style:style style:name="P3" style:family="paragraph" style:parent-style-name="Standard">
      <style:text-properties officeooo:rsid="00138dd7" officeooo:paragraph-rsid="00138dd7"/>
    </style:style>
    <style:style style:name="P4" style:family="paragraph" style:parent-style-name="Standard">
      <style:text-properties officeooo:rsid="00138dd7" officeooo:paragraph-rsid="0012f620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751" officeooo:paragraph-rsid="00230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620" officeooo:paragraph-rsid="00230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620" officeooo:paragraph-rsid="00269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fa3" officeooo:paragraph-rsid="0024b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617" officeooo:paragraph-rsid="0024b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8f7" officeooo:paragraph-rsid="00269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8f7" officeooo:paragraph-rsid="003e7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6d3" officeooo:paragraph-rsid="002736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6d3" officeooo:paragraph-rsid="002bad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6d3" officeooo:paragraph-rsid="003e9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af7" officeooo:paragraph-rsid="00292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af7" officeooo:paragraph-rsid="00293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af7" officeooo:paragraph-rsid="002aed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af7" officeooo:paragraph-rsid="003e7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af7" officeooo:paragraph-rsid="003e9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af7" officeooo:paragraph-rsid="0043c6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36dc" officeooo:paragraph-rsid="00293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d22" officeooo:paragraph-rsid="002aed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d22" officeooo:paragraph-rsid="003e9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dd6" officeooo:paragraph-rsid="002bad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9b2" officeooo:paragraph-rsid="002ebf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9b2" officeooo:paragraph-rsid="002fd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f1" officeooo:paragraph-rsid="002ebf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f1" officeooo:paragraph-rsid="002fd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040" officeooo:paragraph-rsid="00360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a90" officeooo:paragraph-rsid="00396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7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9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c6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fa3" officeooo:paragraph-rsid="0024bfa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03751" officeooo:paragraph-rsid="0023052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15617" officeooo:paragraph-rsid="0023052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2f620" officeooo:paragraph-rsid="0023052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38dd7" officeooo:paragraph-rsid="0023052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38dd7" officeooo:paragraph-rsid="002badd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736d3" officeooo:paragraph-rsid="002736d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92af7" officeooo:paragraph-rsid="00292af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92af7" officeooo:paragraph-rsid="002936d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92af7" officeooo:paragraph-rsid="002aed2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92af7" officeooo:paragraph-rsid="002badd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936dc" officeooo:paragraph-rsid="002936d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aed22" officeooo:paragraph-rsid="002aed2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aed22" officeooo:paragraph-rsid="002badd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badd6" officeooo:paragraph-rsid="002badd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4bfa3" officeooo:paragraph-rsid="0024bfa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698f7" officeooo:paragraph-rsid="002698f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e69b2" officeooo:paragraph-rsid="002e69b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e69b2" officeooo:paragraph-rsid="002ebff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e69b2" officeooo:paragraph-rsid="002fd17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360040" officeooo:paragraph-rsid="0036004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3e9caf" officeooo:paragraph-rsid="002badd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bold" officeooo:rsid="00115617" officeooo:paragraph-rsid="002698f7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3751" officeooo:paragraph-rsid="002305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3751" officeooo:paragraph-rsid="00292af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3751" officeooo:paragraph-rsid="002936dc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3751" officeooo:paragraph-rsid="002aed22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03751" officeooo:paragraph-rsid="002badd6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bold" officeooo:rsid="00103751" officeooo:paragraph-rsid="002fd17a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3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rsid="002e69b2" officeooo:paragraph-rsid="002e69b2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4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rsid="0012f620" officeooo:paragraph-rsid="002ebff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5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rsid="0012f620" officeooo:paragraph-rsid="002fd17a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6" style:family="paragraph" style:parent-style-name="Standard">
      <style:text-properties fo:font-size="14pt" fo:font-weight="normal" officeooo:rsid="0012f620" officeooo:paragraph-rsid="00103751" style:font-size-asian="14pt" style:font-weight-asian="normal" style:font-size-complex="14pt" style:font-weight-complex="normal"/>
    </style:style>
    <style:style style:name="P67" style:family="paragraph" style:parent-style-name="Standard">
      <style:text-properties officeooo:paragraph-rsid="003e7409"/>
    </style:style>
    <style:style style:name="P68" style:family="paragraph" style:parent-style-name="Standard">
      <style:text-properties officeooo:paragraph-rsid="003e9caf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4d1d1" officeooo:paragraph-rsid="0014d1d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4d1d1" officeooo:paragraph-rsid="0015cc4e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4d1d1" officeooo:paragraph-rsid="0014d1d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4d1d1" officeooo:paragraph-rsid="0015cc4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4d1d1" officeooo:paragraph-rsid="0014d1d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4d1d1" officeooo:paragraph-rsid="002badd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14d1d1" officeooo:paragraph-rsid="0037dc2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1d1" officeooo:paragraph-rsid="0015cc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1d1" officeooo:paragraph-rsid="0014d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cc4e" officeooo:paragraph-rsid="0015cc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18f30" officeooo:paragraph-rsid="00218f3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7c7f6" officeooo:paragraph-rsid="0017c7f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7c7f6" officeooo:paragraph-rsid="001bb71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7dc28" officeooo:paragraph-rsid="0037dc2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fe15b" officeooo:paragraph-rsid="001fe15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ead74" officeooo:paragraph-rsid="001ead7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7c7f6" officeooo:paragraph-rsid="0017c7f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7c7f6" officeooo:paragraph-rsid="0024b50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7c7f6" officeooo:paragraph-rsid="001bb71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7c7f6" officeooo:paragraph-rsid="0037dc2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37dc28" officeooo:paragraph-rsid="0037dc2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15b" officeooo:paragraph-rsid="001f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15b" officeooo:paragraph-rsid="001f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fcc" officeooo:paragraph-rsid="002c2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7f6" officeooo:paragraph-rsid="0017c7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7f6" officeooo:paragraph-rsid="001bb7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675" officeooo:paragraph-rsid="001c8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c28" officeooo:paragraph-rsid="0017c7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c28" officeooo:paragraph-rsid="0037d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36dc" officeooo:paragraph-rsid="00293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dd02" officeooo:paragraph-rsid="003ad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c2fcc" officeooo:paragraph-rsid="002c2fc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rsid="001bb718" officeooo:paragraph-rsid="001bb718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rsid="001bb718" officeooo:paragraph-rsid="002c2fcc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rsid="003add02" officeooo:paragraph-rsid="003add02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72pt" fo:font-style="normal" fo:text-shadow="none" style:text-underline-style="none" fo:font-weight="bold" officeooo:rsid="002936dc" officeooo:paragraph-rsid="003cc32a" style:font-size-asian="72pt" style:font-style-asian="normal" style:font-weight-asian="bold" style:font-size-complex="7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4pt" fo:font-style="normal" fo:text-shadow="none" style:text-underline-style="none" fo:font-weight="normal" officeooo:rsid="001fe15b" officeooo:paragraph-rsid="00218f3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break-before="auto" fo:break-after="auto"/>
      <style:text-properties officeooo:rsid="002c2fcc" officeooo:paragraph-rsid="002c2fcc"/>
    </style:style>
    <style:style style:name="P10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22pt" fo:font-style="italic" fo:text-shadow="none" style:text-underline-style="solid" style:text-underline-width="auto" style:text-underline-color="font-color" fo:font-weight="bold" officeooo:rsid="002c2fcc" officeooo:paragraph-rsid="002c2fcc" style:font-size-asian="22pt" style:font-style-asian="italic" style:font-weight-asian="bold" style:font-size-complex="22pt" style:font-style-complex="italic" style:font-weight-complex="bold" style:text-overline-style="none" style:text-overline-color="font-color"/>
    </style:style>
    <style:style style:name="P108" style:family="paragraph" style:parent-style-name="Standard">
      <style:paragraph-properties fo:break-before="page"/>
      <style:text-properties officeooo:rsid="00103751" officeooo:paragraph-rsid="00103751"/>
    </style:style>
    <style:style style:name="P10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718" officeooo:paragraph-rsid="001bb7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36dc" officeooo:paragraph-rsid="00293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36dc" officeooo:paragraph-rsid="00293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675" officeooo:paragraph-rsid="001c8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675" officeooo:paragraph-rsid="001de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dd02" officeooo:paragraph-rsid="003ad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c889" officeooo:paragraph-rsid="003bc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94c" officeooo:paragraph-rsid="003c49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d1" officeooo:paragraph-rsid="001de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d74" officeooo:paragraph-rsid="001ead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d74" officeooo:paragraph-rsid="001f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c28" officeooo:paragraph-rsid="0037d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dd6" officeooo:paragraph-rsid="002bad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>
      <style:paragraph-properties fo:text-align="center"/>
    </style:style>
    <style:style style:name="P123" style:family="paragraph">
      <loext:graphic-properties draw:fill-color="#ffffff"/>
      <style:paragraph-properties fo:text-align="center"/>
    </style:style>
    <style:style style:name="T1" style:family="text">
      <style:text-properties officeooo:rsid="0012f620"/>
    </style:style>
    <style:style style:name="T2" style:family="text">
      <style:text-properties officeooo:rsid="0015cc4e"/>
    </style:style>
    <style:style style:name="T3" style:family="text">
      <style:text-properties officeooo:rsid="001decd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ff1" style:font-weight-asian="bold" style:font-weight-complex="bold"/>
    </style:style>
    <style:style style:name="T6" style:family="text">
      <style:text-properties fo:font-weight="bold" officeooo:rsid="002fd17a" style:font-weight-asian="bold" style:font-weight-complex="bold"/>
    </style:style>
    <style:style style:name="T7" style:family="text">
      <style:text-properties fo:font-weight="bold" officeooo:rsid="0030988d" style:font-weight-asian="bold" style:font-weight-complex="bold"/>
    </style:style>
    <style:style style:name="T8" style:family="text">
      <style:text-properties fo:font-weight="bold" officeooo:rsid="0034c20b" style:font-weight-asian="bold" style:font-weight-complex="bold"/>
    </style:style>
    <style:style style:name="T9" style:family="text">
      <style:text-properties officeooo:rsid="001fe15b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1fe15b"/>
    </style:style>
    <style:style style:name="T12" style:family="text">
      <style:text-properties style:font-name="Liberation Serif1" officeooo:rsid="00230529"/>
    </style:style>
    <style:style style:name="T13" style:family="text">
      <style:text-properties officeooo:rsid="00218f30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698f7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698f7" style:font-size-asian="14pt" style:font-size-complex="14pt"/>
    </style:style>
    <style:style style:name="T18" style:family="text">
      <style:text-properties officeooo:rsid="0024bfa3"/>
    </style:style>
    <style:style style:name="T19" style:family="text">
      <style:text-properties officeooo:rsid="002698f7"/>
    </style:style>
    <style:style style:name="T20" style:family="text">
      <style:text-properties officeooo:rsid="00292af7"/>
    </style:style>
    <style:style style:name="T21" style:family="text">
      <style:text-properties officeooo:rsid="002936dc"/>
    </style:style>
    <style:style style:name="T22" style:family="text">
      <style:text-properties officeooo:rsid="002badd6"/>
    </style:style>
    <style:style style:name="T23" style:family="text">
      <style:text-properties officeooo:rsid="0033e848"/>
    </style:style>
    <style:style style:name="T24" style:family="text">
      <style:text-properties officeooo:rsid="00363ec4"/>
    </style:style>
    <style:style style:name="T25" style:family="text">
      <style:text-properties officeooo:rsid="0037dc28"/>
    </style:style>
    <style:style style:name="T26" style:family="text">
      <style:text-properties officeooo:rsid="00396a90"/>
    </style:style>
    <style:style style:name="T27" style:family="text">
      <style:text-properties officeooo:rsid="003c494c"/>
    </style:style>
    <style:style style:name="T28" style:family="text">
      <style:text-properties officeooo:rsid="003cc32a"/>
    </style:style>
    <style:style style:name="T29" style:family="text">
      <style:text-properties officeooo:rsid="003e7409"/>
    </style:style>
    <style:style style:name="T30" style:family="text">
      <style:text-properties officeooo:rsid="003e9caf"/>
    </style:style>
    <style:style style:name="T31" style:family="text">
      <style:text-properties officeooo:rsid="003f4c56"/>
    </style:style>
    <style:style style:name="T32" style:family="text">
      <style:text-properties officeooo:rsid="004536ba"/>
    </style:style>
    <style:style style:name="T33" style:family="text">
      <style:text-properties officeooo:rsid="00465b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0.452cm" fo:min-width="0.452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0.353cm" fo:min-width="0.353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7">Samtycke</text:p>
            <text:p text:style-name="P102">Uppsättning</text:p>
            <text:list xml:id="list104820975" text:style-name="L1">
              <text:list-item>
                <text:p text:style-name="P109">För <text:span text:style-name="T25">2</text:span> till 4 spelare</text:p>
              </text:list-item>
              <text:list-item>
                <text:p text:style-name="P110">Dra 16 personkort slumpmässigt och lägg ut på bordet</text:p>
              </text:list-item>
              <text:list-item>
                <text:p text:style-name="P109">Uppsättningen av spelet är inspirerad av Settlers of Catan</text:p>
              </text:list-item>
              <text:list-item>
                <text:p text:style-name="P109">Slå om vem som börjar</text:p>
              </text:list-item>
              <text:list-item>
                <text:p text:style-name="P112">Den som börjar väljer ett könskort</text:p>
              </text:list-item>
              <text:list-item>
                <text:p text:style-name="P112">Fortsätt medurs runt bordet tills alla har ett könskort</text:p>
              </text:list-item>
              <text:list-item>
                <text:p text:style-name="P112">Den som sist sist tog ett könskort drar ett läggningskort</text:p>
              </text:list-item>
              <text:list-item>
                <text:p text:style-name="P112">Fortsätt moturs tills alla runt bordet har ett läggningskort</text:p>
              </text:list-item>
            </text:list>
            <text:p text:style-name="P95"/>
            <text:p text:style-name="P103">Simulerad tärning</text:p>
            <text:p text:style-name="P99">Samtycke använder en <text:span text:style-name="T33">vanlig sexsidig</text:span> tärning <text:span text:style-name="T33">(D6)</text:span>. Om man inte har en <text:span text:style-name="T33">tärning kan man </text:span>simuleras <text:span text:style-name="T33">en genom metoden nedan</text:span>. <text:span text:style-name="T33">Detta </text:span><text:s/><text:span text:style-name="T33">ger även </text:span>ge en ny dimension till spelet.</text:p>
            <text:list xml:id="list203336944751747" text:continue-numbering="true" text:style-name="L1">
              <text:list-item>
                <text:p text:style-name="P114">Påminner om sax, sten och påse</text:p>
              </text:list-item>
              <text:list-item>
                <text:p text:style-name="P114">Personen som ska slå samt en motspelare med omvänt intresse i slaget agerar</text:p>
              </text:list-item>
              <text:list-item>
                <text:p text:style-name="P115">Räkna till tre och båda spelar<text:span text:style-name="T28">na</text:span> visar samtidigt upp 1-5 fingrar <text:span text:style-name="T27">eller k</text:span>nuten näve <text:span text:style-name="T27">för </text:span>6.</text:p>
              </text:list-item>
              <text:list-item>
                <text:p text:style-name="P115">Lägg ihop talen <text:span text:style-name="T27">(</text:span>Ska bli mellan 2 och 12<text:span text:style-name="T27">)</text:span></text:p>
              </text:list-item>
              <text:list-item>
                <text:p text:style-name="P116">Om summan är större än 6 ta minu<text:span text:style-name="T28">s </text:span>6</text:p>
              </text:list-item>
              <text:list-item>
                <text:p text:style-name="P116">Detta resulterar i ett tal 1 till 6. Detta är ert tärningsslag</text:p>
              </text:list-item>
            </text:list>
            <text:p text:style-name="P92"/>
            <text:p text:style-name="P100"><text:span text:style-name="T4">Aftonbladet</text:span> – Bästa spelet sen fyra i rad</text:p>
            <text:p text:style-name="P100"><text:span text:style-name="T4">DN</text:span> – Vulgärt och menlöst</text:p>
          </table:table-cell>
          <table:table-cell table:style-name="Table4.B1" office:value-type="string">
            <text:p text:style-name="P101">Spela</text:p>
            <text:list xml:id="list1254858479" text:style-name="L2">
              <text:list-item>
                <text:p text:style-name="P113">Den som slog högst <text:span text:style-name="T3">och drog första könskortet i uppsättningen börjar</text:span></text:p>
              </text:list-item>
              <text:list-item>
                <text:p text:style-name="P117">Man kör i turordning som går medurs</text:p>
              </text:list-item>
              <text:list-item>
                <text:p text:style-name="P117">Under sin tur har man <text:span text:style-name="T9">ett</text:span> val</text:p>
                <text:list>
                  <text:list-item>
                    <text:p text:style-name="P118">Dra ett händelsekort</text:p>
                  </text:list-item>
                  <text:list-item>
                    <text:p text:style-name="P118">Få en <text:span text:style-name="T26">attraktions</text:span> poäng</text:p>
                  </text:list-item>
                  <text:list-item>
                    <text:p text:style-name="P118">Försöka ligga</text:p>
                  </text:list-item>
                </text:list>
              </text:list-item>
              <text:list-item>
                <text:p text:style-name="P118">Den som först kommer till <text:span text:style-name="T25">x antal unika ligg vinner.</text:span></text:p>
                <text:list>
                  <text:list-item>
                    <text:p text:style-name="P120">4 personer: 6 ligg</text:p>
                  </text:list-item>
                  <text:list-item>
                    <text:p text:style-name="P120">3 personer: 8 ligg</text:p>
                  </text:list-item>
                  <text:list-item>
                    <text:p text:style-name="P120">2 personer: 12 ligg</text:p>
                  </text:list-item>
                </text:list>
              </text:list-item>
              <text:list-item>
                <text:p text:style-name="P121">Personkort har ett behövt attraktionsvärde (a) och värde för hur många ligg de ger under ett spel. (Symboliseras av antal kort)</text:p>
              </text:list-item>
              <text:list-item>
                <text:p text:style-name="P118">Man har <text:span text:style-name="T22">a</text:span> till att lyckas ligga. <text:span text:style-name="T13">Ju högre a desto högre chans att ligga</text:span></text:p>
              </text:list-item>
              <text:list-item>
                <text:p text:style-name="P119">För att lyckas ligga <text:span text:style-name="T9">räknar man ut sitt </text:span><text:span text:style-name="T11">Δ</text:span><text:span text:style-name="T9"> (</text:span>anskaffat <text:span text:style-name="T22">a</text:span> <text:span text:style-name="T9">minus </text:span>behövd <text:span text:style-name="T22">a) och använder tabellen nedan</text:span></text:p>
              </text:list-item>
            </text:list>
            <table:table table:name="Table1" table:style-name="Table1" table:template-name="Default Style">
              <table:table-column table:style-name="Table1.A"/>
              <table:table-column table:style-name="Table1.B" table:number-columns-repeated="7"/>
              <table:table-row table:style-name="Table1.1">
                <table:table-cell table:style-name="Table1.A1" office:value-type="string">
                  <text:p text:style-name="P105">Δ</text:p>
                </table:table-cell>
                <table:table-cell table:style-name="Table1.A1" office:value-type="string">
                  <text:p text:style-name="P84">&lt;0</text:p>
                </table:table-cell>
                <table:table-cell table:style-name="Table1.A1" office:value-type="string">
                  <text:p text:style-name="P83">0</text:p>
                </table:table-cell>
                <table:table-cell table:style-name="Table1.A1" office:value-type="string">
                  <text:p text:style-name="P83">1</text:p>
                </table:table-cell>
                <table:table-cell table:style-name="Table1.A1" office:value-type="string">
                  <text:p text:style-name="P83">2</text:p>
                </table:table-cell>
                <table:table-cell table:style-name="Table1.A1" office:value-type="string">
                  <text:p text:style-name="P83">3</text:p>
                </table:table-cell>
                <table:table-cell table:style-name="Table1.A1" office:value-type="string">
                  <text:p text:style-name="P83">4</text:p>
                </table:table-cell>
                <table:table-cell table:style-name="Table1.H1" office:value-type="string">
                  <text:p text:style-name="P83">&gt;<text:span text:style-name="T13">4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79">D6</text:p>
                </table:table-cell>
                <table:table-cell table:style-name="Table1.B2" office:value-type="string">
                  <text:p text:style-name="P91">Nan</text:p>
                </table:table-cell>
                <table:table-cell table:style-name="Table1.B2" office:value-type="string">
                  <text:p text:style-name="P91">1</text:p>
                </table:table-cell>
                <table:table-cell table:style-name="Table1.B2" office:value-type="string">
                  <text:p text:style-name="P91">1-2</text:p>
                </table:table-cell>
                <table:table-cell table:style-name="Table1.B2" office:value-type="string">
                  <text:p text:style-name="P91">1-3</text:p>
                </table:table-cell>
                <table:table-cell table:style-name="Table1.B2" office:value-type="string">
                  <text:p text:style-name="P91">1-4</text:p>
                </table:table-cell>
                <table:table-cell table:style-name="Table1.B2" office:value-type="string">
                  <text:p text:style-name="P91">1-5</text:p>
                </table:table-cell>
                <table:table-cell table:style-name="Table1.H2" office:value-type="string">
                  <text:p text:style-name="P91">1-<text:span text:style-name="T13">5</text:span>*</text:p>
                </table:table-cell>
              </table:table-row>
              <table:table-row>
                <table:table-cell table:style-name="Table1.A3" table:number-columns-spanned="8" office:value-type="string">
                  <text:p text:style-name="P90">* Du är för snygg. Du går minus (<text:span text:style-name="T10">Δ-</text:span><text:span text:style-name="T12">4</text:span>) i attraktionsvärd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list xml:id="list2869885461" text:style-name="L3">
              <text:list-item>
                <text:p text:style-name="P111">Efter lyckat ligg dras ett postliggkort</text:p>
              </text:list-item>
            </text:list>
            <text:p text:style-name="P98"/>
            <text:p text:style-name="P104">⚢ ⚣ ⚤</text:p>
          </table:table-cell>
        </table:table-row>
      </table:table>
      <text:p text:style-name="P1"/>
      <text:p text:style-name="P108"/>
      <table:table table:name="Table2" table:style-name="Table2" table:template-name="Default Style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69">Kön</text:p>
            <text:p text:style-name="P71">Kille</text:p>
            <text:p text:style-name="P73"><text:s/></text:p>
            <text:p text:style-name="P69">Dubbelstandard</text:p>
            <text:p text:style-name="P76">+1a för varje <text:span text:style-name="T2">lyckat </text:span>ligg</text:p>
            <text:p text:style-name="P74"><text:s/></text:p>
            <text:p text:style-name="P69">Ojämlikhet</text:p>
            <text:p text:style-name="P77">Startar med 2 händelsekort</text:p>
            <text:p text:style-name="P77"/>
          </table:table-cell>
          <table:table-cell table:style-name="Table2.A1" office:value-type="string">
            <text:p text:style-name="P69">Kön</text:p>
            <text:p text:style-name="P71">Kille</text:p>
            <text:p text:style-name="P74"><text:s/></text:p>
            <text:p text:style-name="P69">Dubbelstandard</text:p>
            <text:p text:style-name="P77">+1a för varje <text:span text:style-name="T2">lyckat </text:span>ligg</text:p>
            <text:p text:style-name="P74"><text:s/></text:p>
            <text:p text:style-name="P69">Ojämlikhet</text:p>
            <text:p text:style-name="P77">Startar med 2 händelsekort</text:p>
            <text:p text:style-name="P77"/>
          </table:table-cell>
          <table:table-cell table:style-name="Table2.C1" office:value-type="string">
            <text:p text:style-name="P69">Kön</text:p>
            <text:p text:style-name="P71">Tjej</text:p>
            <text:p text:style-name="P74"><text:s/></text:p>
            <text:p text:style-name="P69">Multitasking</text:p>
            <text:p text:style-name="P78">Dra ett händelsekort efter lyckat ligg</text:p>
            <text:p text:style-name="P74"><text:s/></text:p>
            <text:p text:style-name="P69">Smink</text:p>
            <text:p text:style-name="P77">Starta med 4a</text:p>
            <text:p text:style-name="P77"/>
            <text:p text:style-name="P77"/>
          </table:table-cell>
          <table:table-cell table:style-name="Table2.D1" office:value-type="string">
            <text:p text:style-name="P70">Kön</text:p>
            <text:p text:style-name="P72">Tjej</text:p>
            <text:p text:style-name="P74"><text:s/></text:p>
            <text:p text:style-name="P70">Multitasking</text:p>
            <text:p text:style-name="P78">Dra ett händelsekort efter lyckat ligg</text:p>
            <text:p text:style-name="P74"><text:s/></text:p>
            <text:p text:style-name="P70">Smink</text:p>
            <text:p text:style-name="P76">Starta med 4<text:span text:style-name="T2">a</text:span></text:p>
            <text:p text:style-name="P76"/>
            <text:p text:style-name="P76"/>
          </table:table-cell>
        </table:table-row>
      </table:table>
      <text:p text:style-name="P1"/>
      <table:table table:name="Table3" table:style-name="Table3" table:template-name="Default Style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85">Läggning</text:p>
            <text:p text:style-name="P80">Heterosexuell</text:p>
            <text:p text:style-name="P74"><text:s/></text:p>
            <text:p text:style-name="P86">Melloresistent</text:p>
            <text:p text:style-name="P93">Opåverkad av mello</text:p>
            <text:p text:style-name="P94"/>
            <text:p text:style-name="P94"/>
            <text:p text:style-name="P94"/>
            <text:p text:style-name="P94"/>
            <text:p text:style-name="P93"/>
            <text:p text:style-name="P93"/>
          </table:table-cell>
          <table:table-cell table:style-name="Table3.A1" office:value-type="string">
            <text:p text:style-name="P86">Läggning</text:p>
            <text:p text:style-name="P81">Heterosexuell</text:p>
            <text:p text:style-name="P74"><text:s/></text:p>
            <text:p text:style-name="P87">Melloresistent</text:p>
            <text:p text:style-name="P94">Opåverkad av mello</text:p>
            <text:p text:style-name="P94"/>
            <text:p text:style-name="P94"/>
            <text:p text:style-name="P94"/>
            <text:p text:style-name="P94"/>
            <text:p text:style-name="P94"/>
            <text:p text:style-name="P94"/>
          </table:table-cell>
          <table:table-cell table:style-name="Table3.C1" office:value-type="string">
            <text:p text:style-name="P86">Läggning</text:p>
            <text:p text:style-name="P80">Bisexuell</text:p>
            <text:p text:style-name="P74"><text:s/></text:p>
            <text:p text:style-name="P86">Allätare</text:p>
            <text:p text:style-name="P93">Kan ligga med båda könen</text:p>
            <text:p text:style-name="P93"/>
            <text:p text:style-name="P93"/>
            <text:p text:style-name="P93"/>
            <text:p text:style-name="P93"/>
            <text:p text:style-name="P93"/>
          </table:table-cell>
          <table:table-cell table:style-name="Table3.D1" office:value-type="string">
            <text:p text:style-name="P86">Läggning</text:p>
            <text:p text:style-name="P81">Bisexuell</text:p>
            <text:p text:style-name="P74"><text:s/></text:p>
            <text:p text:style-name="P87">Allätare</text:p>
            <text:p text:style-name="P94">Kan ligga med båda könen</text:p>
            <text:p text:style-name="P94"/>
            <text:p text:style-name="P94"/>
            <text:p text:style-name="P94"/>
            <text:p text:style-name="P94"/>
            <text:p text:style-name="P94"/>
          </table:table-cell>
        </table:table-row>
        <table:table-row table:style-name="Table3.1">
          <table:table-cell table:style-name="Table3.A2" office:value-type="string">
            <text:p text:style-name="P86">Läggning</text:p>
            <text:p text:style-name="P82">Homosexuell</text:p>
            <text:p text:style-name="P74"><text:s/></text:p>
            <text:p text:style-name="P89">Utmanad</text:p>
            <text:p text:style-name="P96">Det är svårt att hitta lämpliga partners när utbudet är begränsat. Ligg räknas dubbelt</text:p>
            <text:p text:style-name="P93"/>
            <text:p text:style-name="P93"/>
            <text:p text:style-name="P93"/>
          </table:table-cell>
          <table:table-cell table:style-name="Table3.A2" office:value-type="string">
            <text:p text:style-name="P88">Läggning</text:p>
            <text:p text:style-name="P82">Homosexuell</text:p>
            <text:p text:style-name="P75"><text:s/></text:p>
            <text:p text:style-name="P89">Utmanad</text:p>
            <text:p text:style-name="P97">Det är svårt att hitta lämpliga partners när utbudet är begränsat. Ligg räknas dubbelt</text:p>
            <text:p text:style-name="P94"/>
            <text:p text:style-name="P94"/>
            <text:p text:style-name="P94"/>
          </table:table-cell>
          <table:table-cell table:style-name="Table3.C2" office:value-type="string">
            <text:p text:style-name="P86"/>
          </table:table-cell>
          <table:table-cell table:style-name="Table3.D2" office:value-type="string">
            <text:p text:style-name="P86"/>
          </table:table-cell>
        </table:table-row>
      </table:table>
      <table:table table:name="Table5" table:style-name="Table5" table:template-name="Default Style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35">Händelsekort</text:p>
            <text:p text:style-name="P57"/>
            <text:p text:style-name="P35"><text:span text:style-name="T18">V</text:span>ärsta tv:en</text:p>
            <text:p text:style-name="P8">Du skaffar den fetaste tv:en och alla andra tappar 1a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35">Händelsekort</text:p>
            <text:p text:style-name="P57"><text:s/></text:p>
            <text:p text:style-name="P49">Baktalar</text:p>
            <text:p text:style-name="P8">Du lyckas baktala folk så att du får byta a mellan två motspelare</text:p>
          </table:table-cell>
          <table:table-cell table:style-name="Table5.A1" office:value-type="string">
            <text:p text:style-name="P35">Händelsekort</text:p>
            <text:p text:style-name="P58"><text:s/></text:p>
            <text:p text:style-name="P36"><text:span text:style-name="T18">K</text:span>örkort</text:p>
            <text:p text:style-name="P34">Du skaffar körkort och går plus 2a</text:p>
          </table:table-cell>
          <table:table-cell table:style-name="Table5.D1" office:value-type="string">
            <text:p text:style-name="P35">Händelsekort</text:p>
            <text:p text:style-name="P58"><text:s/></text:p>
            <text:p text:style-name="P49">Symbios</text:p>
            <text:p text:style-name="P9"><text:span text:style-name="T18">Du får valet med att ligga med någon motspelare. Glöm ej samtycke. Kom ihåg att bara första ligget räknas.</text:span> </text:p>
          </table:table-cell>
        </table:table-row>
        <table:table-row>
          <table:table-cell table:style-name="Table5.A2" office:value-type="string">
            <text:p text:style-name="P35">Händelsekort</text:p>
            <text:p text:style-name="P57"/>
            <text:p text:style-name="P35"><text:span text:style-name="T18">T</text:span>veksam slä<text:span text:style-name="T1">k</text:span>ting</text:p>
            <text:p text:style-name="P8">Du lyckas få ihop det med en avlägsen släkting. Det är ju ett ligg men du går minus 5 a</text:p>
            <text:p text:style-name="P5"/>
            <text:p text:style-name="P5"/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35"><text:span text:style-name="T18">K</text:span>ondom</text:p>
            <text:p text:style-name="P8">Utmärk för att förhindra könssjukdomar. Kan lustigt nog appliceras i efterhand </text:p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36"><text:span text:style-name="T18">V</text:span>inballe</text:p>
            <text:p text:style-name="P8">Du lyckas supa en manlig motspelare så pass full att han inte kan ligga de 2 kommande turerna</text:p>
            <table:table table:name="Table8" table:style-name="Table8" table:template-name="Default Style">
              <table:table-column table:style-name="Table8.A" table:number-columns-repeated="2"/>
              <table:table-row table:style-name="Table8.1">
                <table:table-cell table:style-name="Table8.A1" office:value-type="string">
                  <text:p text:style-name="P31"><draw:custom-shape text:anchor-type="as-char" svg:y="-0.079cm" draw:z-index="0" draw:name="Shape1" draw:style-name="gr1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8.A1" office:value-type="string">
                  <text:p text:style-name="P31"><draw:custom-shape text:anchor-type="as-char" svg:y="-0.079cm" draw:z-index="1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30"/>
          </table:table-cell>
          <table:table-cell table:style-name="Table5.D2" office:value-type="string">
            <text:p text:style-name="P35">Händelsekort</text:p>
            <text:p text:style-name="P58"><text:s/></text:p>
            <text:p text:style-name="P36"><text:span text:style-name="T18">P</text:span>ava rövin</text:p>
            <text:p text:style-name="P10">En pava rött kan öka din attraktions med 5a temporärt under 1 tur </text:p>
            <text:p text:style-name="P11"/>
            <text:p text:style-name="P11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31"><draw:custom-shape text:anchor-type="as-char" svg:y="-0.079cm" draw:z-index="2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67"/>
          </table:table-cell>
        </table:table-row>
        <table:table-row>
          <table:table-cell table:style-name="Table5.A2" office:value-type="string">
            <text:p text:style-name="P35">Händelsekort</text:p>
            <text:p text:style-name="P57"/>
            <text:p text:style-name="P36"><text:span text:style-name="T19">R</text:span>omantiskmat</text:p>
            <text:p text:style-name="P10">Du lär dig laga mat och går plus 2a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56"><text:span text:style-name="T17">S</text:span><text:span text:style-name="T16">töka till</text:span> </text:p>
            <text:p text:style-name="P10">Du stökar till hos en motspelare och denna någon går minus 2a</text:p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50">Sängkammarblick</text:p>
            <text:p text:style-name="P10">Du lyckas flörta in dig hos någon av personkorten och <text:s/>förstöra chansen för alla motspelare <text:span text:style-name="T29">att</text:span> <text:s/>ligga med <text:span text:style-name="T29">hen</text:span></text:p>
          </table:table-cell>
          <table:table-cell table:style-name="Table5.D2" office:value-type="string">
            <text:p text:style-name="P35">Händelsekort</text:p>
            <text:p text:style-name="P58"><text:s/></text:p>
            <text:p text:style-name="P7"><text:span text:style-name="T14">Lunarstorm</text:span> </text:p>
            <text:p text:style-name="P10">Du skaffar Lunarstorm men det är ju några decennier för sent så inget händer</text:p>
          </table:table-cell>
        </table:table-row>
        <table:table-row>
          <table:table-cell table:style-name="Table5.A2" office:value-type="string">
            <text:p text:style-name="P35">Händelsekort</text:p>
            <text:p text:style-name="P57"/>
            <text:p text:style-name="P6"><text:span text:style-name="T15">Då</text:span><text:span text:style-name="T14">ligt husdjur</text:span></text:p>
            <text:p text:style-name="P10">Du lyckas pracka på en motspelare ett ocharmigt husdjur <text:s/>och denna tappar 2a</text:p>
            <text:p text:style-name="P5"/>
            <text:p text:style-name="P5"/>
            <text:p text:style-name="P5"/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37">Snygg FB bild</text:p>
            <text:p text:style-name="P10">Beskrivning behövs inte +2a</text:p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37">Heart of steel</text:p>
            <text:p text:style-name="P10">Använt detta kort för att ta dig ur en förälskelse eller ett förhållande</text:p>
          </table:table-cell>
          <table:table-cell table:style-name="Table5.D2" office:value-type="string">
            <text:p text:style-name="P35">Händelsekort</text:p>
            <text:p text:style-name="P58"><text:s/></text:p>
            <text:p text:style-name="P38">Solsemester</text:p>
            <text:p text:style-name="P10">Du kommer hem solbränd och värdsvan från en semester. +3a</text:p>
          </table:table-cell>
        </table:table-row>
        <table:table-row>
          <table:table-cell table:style-name="Table5.A2" office:value-type="string">
            <text:p text:style-name="P35">Händelsekort</text:p>
            <text:p text:style-name="P57"/>
            <text:p text:style-name="P38"><text:span text:style-name="T19">Bemästra </text:span>språk</text:p>
            <text:p text:style-name="P10">Du lyckas lära dig några fraser på ett nytt språk. Tillräckligt för att gå plus 2a</text:p>
            <text:p text:style-name="P5"/>
            <text:p text:style-name="P5"/>
            <text:p text:style-name="P5"/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38">Mello</text:p>
            <text:p text:style-name="P12">Mello varar i 2 turer och alla som är bi <text:span text:style-name="T32">eller homo </text:span>är helt utslagna</text:p>
            <text:p text:style-name="P14"/>
            <text:p text:style-name="P14"/>
            <table:table table:name="Table15" table:style-name="Table15">
              <table:table-column table:style-name="Table15.A" table:number-columns-repeated="2"/>
              <table:table-row table:style-name="Table15.1">
                <table:table-cell table:style-name="Table15.A1" office:value-type="string">
                  <text:p text:style-name="P32"><draw:custom-shape text:anchor-type="as-char" svg:y="-0.079cm" draw:z-index="14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5.A1" office:value-type="string">
                  <text:p text:style-name="P32"><draw:custom-shape text:anchor-type="as-char" svg:y="-0.079cm" draw:z-index="15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68"/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40">Examen</text:p>
            <text:p text:style-name="P12">Du skaffar en högskoleutbildning som tråkigt nog inte så attraktivt <text:span text:style-name="T24">som det borde men det är ju värt nått.</text:span></text:p>
            <text:p text:style-name="P12">+1a</text:p>
          </table:table-cell>
          <table:table-cell table:style-name="Table5.D2" office:value-type="string">
            <text:p text:style-name="P35">Händelsekort</text:p>
            <text:p text:style-name="P58"><text:s/></text:p>
            <text:p text:style-name="P38">En bra jäkla dag</text:p>
            <text:p text:style-name="P12">Du har kort och gott en en bra jäkla dag och har temporärt +5a denna tur</text:p>
          </table:table-cell>
        </table:table-row>
        <text:soft-page-break/>
        <table:table-row>
          <table:table-cell table:style-name="Table5.A2" office:value-type="string">
            <text:p text:style-name="P35">Händelsekort</text:p>
            <text:p text:style-name="P58"><text:s/></text:p>
            <text:p text:style-name="P35"><text:span text:style-name="T20">Pröjsa</text:span> <text:span text:style-name="T20">könsbyte</text:span></text:p>
            <text:p text:style-name="P15">Något ortodoxt men du finansierar valfri personkorts könsbyte. Detta rör nog om i dina motspelares planer</text:p>
            <text:p text:style-name="P5"/>
            <text:p text:style-name="P5"/>
          </table:table-cell>
          <table:table-cell table:style-name="Table5.A2" office:value-type="string">
            <text:p text:style-name="P35">Händelsekort</text:p>
            <text:p text:style-name="P58"><text:s/></text:p>
            <text:p text:style-name="P41">Mall</text:p>
            <text:p text:style-name="P15">text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D2" office:value-type="string">
            <text:p text:style-name="P15"/>
          </table:table-cell>
        </table:table-row>
      </table:table>
      <text:p text:style-name="P2"/>
      <text:p text:style-name="P4"/>
      <table:table table:name="Table6" table:style-name="Table6" table:template-name="Default Style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41">Postligg</text:p>
            <text:p text:style-name="P58"><text:s/></text:p>
            <text:p text:style-name="P41">Klamydia</text:p>
            <text:p text:style-name="P21">Om du ligger med någon under de kommande 3 turerna förlorar du 4a</text:p>
            <text:p text:style-name="P15"/>
            <table:table table:name="Table10" table:style-name="Table10">
              <table:table-column table:style-name="Table10.A" table:number-columns-repeated="3"/>
              <table:table-row table:style-name="Table10.1">
                <table:table-cell table:style-name="Table10.A1" office:value-type="string">
                  <text:p text:style-name="P31"><draw:custom-shape text:anchor-type="as-char" svg:y="-0.079cm" draw:z-index="3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0.A1" office:value-type="string">
                  <text:p text:style-name="P31"><draw:custom-shape text:anchor-type="as-char" svg:y="-0.079cm" draw:z-index="4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0.A1" office:value-type="string">
                  <text:p text:style-name="P31"><draw:custom-shape text:anchor-type="as-char" svg:y="-0.079cm" draw:z-index="5" draw:name="Shape1" draw:style-name="gr2" draw:text-style-name="P123" svg:width="0.636cm" svg:height="0.636cm"><text:p text:style-name="P122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18"/>
          </table:table-cell>
          <table:table-cell table:style-name="Table6.A1" office:value-type="string">
            <text:p text:style-name="P41">Postligg</text:p>
            <text:p text:style-name="P58"><text:s/></text:p>
            <text:p text:style-name="P41">Super Klamydia</text:p>
            <text:p text:style-name="P21">Om du ligger med någon under de kommande 4 turerna förlorar du 4a</text:p>
            <text:p text:style-name="P20"/>
            <table:table table:name="Table18" table:style-name="Table18">
              <table:table-column table:style-name="Table18.A" table:number-columns-repeated="4"/>
              <table:table-row table:style-name="Table18.1">
                <table:table-cell table:style-name="Table18.A1" office:value-type="string">
                  <text:p text:style-name="P33"><draw:custom-shape text:anchor-type="as-char" svg:y="-0.079cm" draw:z-index="19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8.A1" office:value-type="string">
                  <text:p text:style-name="P33"><draw:custom-shape text:anchor-type="as-char" svg:y="-0.079cm" draw:z-index="20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8.A1" office:value-type="string">
                  <text:p text:style-name="P33"><draw:custom-shape text:anchor-type="as-char" svg:y="-0.079cm" draw:z-index="21" draw:name="Shape1" draw:style-name="gr2" draw:text-style-name="P123" svg:width="0.636cm" svg:height="0.636cm"><text:p text:style-name="P122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8.A1" office:value-type="string">
                  <text:p text:style-name="P33"><draw:custom-shape text:anchor-type="as-char" svg:y="-0.079cm" draw:z-index="22" draw:name="Shape1" draw:style-name="gr2" draw:text-style-name="P123" svg:width="0.636cm" svg:height="0.636cm"><text:p text:style-name="P122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le6.A1" office:value-type="string">
            <text:p text:style-name="P41">Postligg</text:p>
            <text:p text:style-name="P58"><text:s/></text:p>
            <text:p text:style-name="P41">Det här var nytt</text:p>
            <text:p text:style-name="P15">Du vet inte om du gillade det du upplevde <text:s/>men <text:span text:style-name="T21">d</text:span>et var onekligen nytt. <text:span text:style-name="T21">Ta en tur och funderar</text:span></text:p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31"><draw:custom-shape text:anchor-type="as-char" svg:y="-0.079cm" draw:z-index="6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18"/>
          </table:table-cell>
          <table:table-cell table:style-name="Table6.D1" office:value-type="string">
            <text:p text:style-name="P41">Postligg</text:p>
            <text:p text:style-name="P58"><text:s/></text:p>
            <text:p text:style-name="P41">Du fes</text:p>
            <text:p text:style-name="P15">-2a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le6.A2" office:value-type="string">
            <text:p text:style-name="P42">Postligg</text:p>
            <text:p text:style-name="P59"><text:s/></text:p>
            <text:p text:style-name="P42">Du <text:span text:style-name="T21">var fantastisk</text:span></text:p>
            <text:p text:style-name="P21">Ryktes sprider sig fort och snart vill alla ha en bit av kakan +3a</text:p>
            <text:p text:style-name="P16"/>
            <text:p text:style-name="P16"/>
            <text:p text:style-name="P16"/>
            <text:p text:style-name="P16"/>
          </table:table-cell>
          <table:table-cell table:style-name="Table6.A2" office:value-type="string">
            <text:p text:style-name="P42">Postligg</text:p>
            <text:p text:style-name="P59"><text:s/></text:p>
            <text:p text:style-name="P45">Låg med X:et?</text:p>
            <text:p text:style-name="P21">Du var nog för full igår. <text:span text:style-name="T23">H</text:span>ur som helst verkar det som om att du kom hem med ditt X i går natt. Det räknas ju inte som ett <text:span text:style-name="T23">nytt</text:span> ligg.</text:p>
            <text:p text:style-name="P21"/>
          </table:table-cell>
          <table:table-cell table:style-name="Table6.A2" office:value-type="string">
            <text:p text:style-name="P43">Postligg</text:p>
            <text:p text:style-name="P60"><text:s/></text:p>
            <text:p text:style-name="P46">B-kändis</text:p>
            <text:p text:style-name="P22">Nice. Ligget var en b-kändes +2a</text:p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6.D2" office:value-type="string">
            <text:p text:style-name="P43">Postligg</text:p>
            <text:p text:style-name="P60"><text:s/></text:p>
            <text:p text:style-name="P46">Trekant</text:p>
            <text:p text:style-name="P22">Typ bästa kortet i hela spelet. Ditt ligg bjöd med en okänd <text:span text:style-name="T31">främling</text:span> och det hela slutade i en trekant. Räknas som 2 ligg.</text:p>
            <text:p text:style-name="P22"/>
          </table:table-cell>
        </table:table-row>
        <table:table-row>
          <table:table-cell table:style-name="Table6.A2" office:value-type="string">
            <text:p text:style-name="P43">Postligg</text:p>
            <text:p text:style-name="P60"><text:s/></text:p>
            <text:p text:style-name="P46">Munherpes</text:p>
            <text:p text:style-name="P22">-4a under 2 turer</text:p>
            <text:p text:style-name="P22">Men med tanken på <text:span text:style-name="T29">hur</text:span> alla strular runt har du 1-4 på en D6 att smitta valfria motspelare</text:p>
            <table:table table:name="Table12" table:style-name="Table12">
              <table:table-column table:style-name="Table12.A" table:number-columns-repeated="2"/>
              <table:table-row table:style-name="Table12.1">
                <table:table-cell table:style-name="Table12.A1" office:value-type="string">
                  <text:p text:style-name="P31"><draw:custom-shape text:anchor-type="as-char" svg:y="-0.079cm" draw:z-index="7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2.A1" office:value-type="string">
                  <text:p text:style-name="P31"><draw:custom-shape text:anchor-type="as-char" svg:y="-0.079cm" draw:z-index="8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67"/>
          </table:table-cell>
          <table:table-cell table:style-name="Table6.A2" office:value-type="string">
            <text:p text:style-name="P43">Postligg</text:p>
            <text:p text:style-name="P60"><text:s/></text:p>
            <text:p text:style-name="P46">Förhållande</text:p>
            <text:p text:style-name="P22">Du lyckas befinna dig i ett förhållande. Du kan inte göra några liggförsök de 3 närmaste turerna.</text:p>
            <table:table table:name="Table13" table:style-name="Table13">
              <table:table-column table:style-name="Table13.A" table:number-columns-repeated="3"/>
              <table:table-row table:style-name="Table13.1">
                <table:table-cell table:style-name="Table13.A1" office:value-type="string">
                  <text:p text:style-name="P32"><draw:custom-shape text:anchor-type="as-char" svg:y="-0.079cm" draw:z-index="9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3.A1" office:value-type="string">
                  <text:p text:style-name="P32"><draw:custom-shape text:anchor-type="as-char" svg:y="-0.079cm" draw:z-index="10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3.A1" office:value-type="string">
                  <text:p text:style-name="P32"><draw:custom-shape text:anchor-type="as-char" svg:y="-0.079cm" draw:z-index="11" draw:name="Shape1" draw:style-name="gr2" draw:text-style-name="P123" svg:width="0.636cm" svg:height="0.636cm"><text:p text:style-name="P122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68"/>
          </table:table-cell>
          <table:table-cell table:style-name="Table6.A2" office:value-type="string">
            <text:p text:style-name="P43">Postligg</text:p>
            <text:p text:style-name="P60"><text:s/></text:p>
            <text:p text:style-name="P46">Förälskelse</text:p>
            <text:p text:style-name="P22">Vad är det du känner?</text:p>
            <text:p text:style-name="P22">Bra är det hur som helst inte för detta spelet. <text:s/>Du kan inte göra några liggförsök tills du slagit 1-2 på en D6 i början av din tur</text:p>
          </table:table-cell>
          <table:table-cell table:style-name="Table6.D2" office:value-type="string">
            <text:p text:style-name="P44">Postligg</text:p>
            <text:p text:style-name="P61"><text:s/></text:p>
            <text:p text:style-name="P39">Mello</text:p>
            <text:p text:style-name="P13"><text:span text:style-name="T22">På något vis låg ni igång Melodifestivalen. </text:span>Mello varar i 2 turer och alla som är bi <text:span text:style-name="T32">eller homo </text:span>är helt utslagna</text:p>
            <table:table table:name="Table14" table:style-name="Table14">
              <table:table-column table:style-name="Table14.A" table:number-columns-repeated="2"/>
              <table:table-row table:style-name="Table14.1">
                <table:table-cell table:style-name="Table14.A1" office:value-type="string">
                  <text:p text:style-name="P32"><draw:custom-shape text:anchor-type="as-char" svg:y="-0.079cm" draw:z-index="12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4.A1" office:value-type="string">
                  <text:p text:style-name="P32"><draw:custom-shape text:anchor-type="as-char" svg:y="-0.079cm" draw:z-index="13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68"/>
          </table:table-cell>
        </table:table-row>
        <table:table-row>
          <table:table-cell table:style-name="Table6.A2" office:value-type="string">
            <text:p text:style-name="P44">Postligg</text:p>
            <text:p text:style-name="P61"><text:s/></text:p>
            <text:p text:style-name="P48">Läggnings ändring</text:p>
            <text:p text:style-name="P24">Ditt ligg var så jäkla uselt eller bra att du byter läggning. Hetro till bi och bi till hetro</text:p>
            <text:p text:style-name="P24"/>
            <text:p text:style-name="P24"/>
            <text:p text:style-name="P24"/>
          </table:table-cell>
          <table:table-cell table:style-name="Table6.A2" office:value-type="string">
            <text:p text:style-name="P44">Postligg</text:p>
            <text:p text:style-name="P61"><text:s/></text:p>
            <text:p text:style-name="P47">Kan inte gå ifrån</text:p>
            <text:p text:style-name="P23"><text:span text:style-name="T30">Hens</text:span> föräldrar kom förbi efter. <text:span text:style-name="T30">D</text:span>et är pinsamt för alla men ingen kan gå därifrån. <text:span text:style-name="T24">Stå över ett kast</text:span>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32"><draw:custom-shape text:anchor-type="as-char" svg:y="-0.079cm" draw:z-index="18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19"/>
          </table:table-cell>
          <table:table-cell table:style-name="Table6.A2" office:value-type="string">
            <text:p text:style-name="P44">Postligg</text:p>
            <text:p text:style-name="P61"><text:s/></text:p>
            <text:p text:style-name="P55">Vilt gick det till</text:p>
            <text:p text:style-name="P24">Tyvärr har du fått skavsår och kan inte göra några liggförsök de 2 kommande omgångarna</text:p>
            <table:table table:name="Table16" table:style-name="Table16">
              <table:table-column table:style-name="Table16.A" table:number-columns-repeated="2"/>
              <table:table-row table:style-name="Table16.1">
                <table:table-cell table:style-name="Table16.A1" office:value-type="string">
                  <text:p text:style-name="P32"><draw:custom-shape text:anchor-type="as-char" svg:y="-0.079cm" draw:z-index="16" draw:name="Shape1" draw:style-name="gr2" draw:text-style-name="P123" svg:width="0.636cm" svg:height="0.636cm"><text:p text:style-name="P12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  <table:table-cell table:style-name="Table16.A1" office:value-type="string">
                  <text:p text:style-name="P32"><draw:custom-shape text:anchor-type="as-char" svg:y="-0.079cm" draw:z-index="17" draw:name="Shape1" draw:style-name="gr2" draw:text-style-name="P123" svg:width="0.636cm" svg:height="0.636cm"><text:p text:style-name="P12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/table:table-cell>
              </table:table-row>
            </table:table>
            <text:p text:style-name="P68"/>
          </table:table-cell>
          <table:table-cell table:style-name="Table6.D2" office:value-type="string">
            <text:p text:style-name="P44">Postligg</text:p>
            <text:p text:style-name="P61"><text:s/></text:p>
            <text:p text:style-name="P48">Katastrof</text:p>
            <text:p text:style-name="P24">Du var så dålig att dit ligg blev asexuell och kommer inte ligga med några fler för resten av spelet</text:p>
            <text:p text:style-name="P24"/>
            <text:p text:style-name="P24"/>
          </table:table-cell>
        </table:table-row>
        <table:table-row>
          <table:table-cell table:style-name="Table6.A2" office:value-type="string">
            <text:p text:style-name="P44">Postligg</text:p>
            <text:p text:style-name="P61"><text:s/></text:p>
            <text:p text:style-name="P54">Succee</text:p>
            <text:p text:style-name="P29">Du var grym som attan och ryktes sprids. Du får lägga till en ny person från de icke använda personkorten</text:p>
          </table:table-cell>
          <table:table-cell table:style-name="Table6.A2" office:value-type="string">
            <text:p text:style-name="P43">Postligg</text:p>
            <text:p text:style-name="P60"><text:s/></text:p>
            <text:p text:style-name="P46">Mall</text:p>
            <text:p text:style-name="P22">text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6.A2" office:value-type="string">
            <text:p text:style-name="P46"/>
          </table:table-cell>
          <table:table-cell table:style-name="Table6.D2" office:value-type="string">
            <text:p text:style-name="P43"/>
          </table:table-cell>
        </table:table-row>
      </table:table>
      <text:p text:style-name="P3"/>
      <table:table table:name="Table7" table:style-name="Table7" table:template-name="Default Style">
        <table:table-column table:style-name="Table7.A" table:number-columns-repeated="3"/>
        <table:table-column table:style-name="Table7.D"/>
        <text:soft-page-break/>
        <table:table-row table:style-name="Table7.1">
          <table:table-cell table:style-name="Table7.A1" office:value-type="string">
            <text:p text:style-name="P51">Person</text:p>
            <text:p text:style-name="P63">Anna</text:p>
            <text:p text:style-name="P25">Kön: <text:span text:style-name="T5">Tjej</text:span></text:p>
            <text:p text:style-name="P27">Behov av killar: <text:span text:style-name="T4">4</text:span></text:p>
            <text:p text:style-name="P27">Behov av tjejer: <text:span text:style-name="T4">1</text:span><text:span text:style-name="T6">6</text:span></text:p>
            <text:p text:style-name="P27">Ligg per spel: <text:span text:style-name="T4">3</text:span></text:p>
            <text:p text:style-name="P62"><text:s/></text:p>
          </table:table-cell>
          <table:table-cell table:style-name="Table7.A1" office:value-type="string">
            <text:p text:style-name="P52">Person</text:p>
            <text:p text:style-name="P64">Eva</text:p>
            <text:p text:style-name="P26">Kön: <text:span text:style-name="T5">Tjej</text:span></text:p>
            <text:p text:style-name="P27">Behov av killar: <text:span text:style-name="T6">5</text:span></text:p>
            <text:p text:style-name="P27">Behov av tjejer: <text:span text:style-name="T6">20</text:span></text:p>
            <text:p text:style-name="P27">Ligg per spel: <text:span text:style-name="T6">2</text:span></text:p>
          </table:table-cell>
          <table:table-cell table:style-name="Table7.A1" office:value-type="string">
            <text:p text:style-name="P52">Person</text:p>
            <text:p text:style-name="P64">Karin</text:p>
            <text:p text:style-name="P26">Kön: <text:span text:style-name="T5">Tjej</text:span></text:p>
            <text:p text:style-name="P27">Behov av killar: <text:span text:style-name="T6">8</text:span></text:p>
            <text:p text:style-name="P27">Behov av tjejer: <text:span text:style-name="T4">-</text:span></text:p>
            <text:p text:style-name="P27">Ligg per spel: <text:span text:style-name="T6">3</text:span></text:p>
          </table:table-cell>
          <table:table-cell table:style-name="Table7.D1" office:value-type="string">
            <text:p text:style-name="P52">Person</text:p>
            <text:p text:style-name="P65">Ingrid</text:p>
            <text:p text:style-name="P26">Kön: <text:span text:style-name="T5">Tjej</text:span></text:p>
            <text:p text:style-name="P27">Behov av killar: <text:span text:style-name="T6">16</text:span></text:p>
            <text:p text:style-name="P27">Behov av tjejer:<text:span text:style-name="T6"> -</text:span></text:p>
            <text:p text:style-name="P27">Ligg per spel: <text:span text:style-name="T6">3</text:span></text:p>
          </table:table-cell>
        </table:table-row>
        <table:table-row>
          <table:table-cell table:style-name="Table7.A2" office:value-type="string">
            <text:p text:style-name="P53">Person</text:p>
            <text:p text:style-name="P65">Lena</text:p>
            <text:p text:style-name="P26">Kön: <text:span text:style-name="T5">Tjej</text:span></text:p>
            <text:p text:style-name="P27">Behov av killar: <text:span text:style-name="T6">8</text:span></text:p>
            <text:p text:style-name="P27">Behov av tjejer: <text:span text:style-name="T6">8</text:span></text:p>
            <text:p text:style-name="P27">Ligg per spel: <text:span text:style-name="T6">2</text:span></text:p>
            <text:p text:style-name="P62"><text:s/></text:p>
          </table:table-cell>
          <table:table-cell table:style-name="Table7.A2" office:value-type="string">
            <text:p text:style-name="P53">Person</text:p>
            <text:p text:style-name="P65">Sofia</text:p>
            <text:p text:style-name="P26">Kön: <text:span text:style-name="T5">Tjej</text:span></text:p>
            <text:p text:style-name="P27">Behov av killar: <text:span text:style-name="T6">4</text:span></text:p>
            <text:p text:style-name="P27">Behov av tjejer: <text:span text:style-name="T6">4</text:span></text:p>
            <text:p text:style-name="P27">Ligg per spel: <text:span text:style-name="T4">1</text:span></text:p>
          </table:table-cell>
          <table:table-cell table:style-name="Table7.A2" office:value-type="string">
            <text:p text:style-name="P53">Person</text:p>
            <text:p text:style-name="P65">Linnéa</text:p>
            <text:p text:style-name="P26">Kön: <text:span text:style-name="T5">Tjej</text:span></text:p>
            <text:p text:style-name="P27">Behov av killar:<text:span text:style-name="T6">2</text:span></text:p>
            <text:p text:style-name="P27">Behov av tjejer: <text:span text:style-name="T6">2</text:span></text:p>
            <text:p text:style-name="P27">Ligg per spel: <text:span text:style-name="T6">2</text:span></text:p>
          </table:table-cell>
          <table:table-cell table:style-name="Table7.D2" office:value-type="string">
            <text:p text:style-name="P53">Person</text:p>
            <text:p text:style-name="P65">Kerstin</text:p>
            <text:p text:style-name="P26">Kön: <text:span text:style-name="T5">Tjej</text:span></text:p>
            <text:p text:style-name="P27">Behov av killar: <text:span text:style-name="T6">2</text:span></text:p>
            <text:p text:style-name="P27">Behov av tjejer: <text:span text:style-name="T6">10</text:span></text:p>
            <text:p text:style-name="P27">Ligg per spel: <text:span text:style-name="T6">2</text:span></text:p>
          </table:table-cell>
        </table:table-row>
        <table:table-row>
          <table:table-cell table:style-name="Table7.A3" office:value-type="string">
            <text:p text:style-name="P53">Person</text:p>
            <text:p text:style-name="P65">Erik</text:p>
            <text:p text:style-name="P25">Kön: <text:span text:style-name="T6">Kille</text:span></text:p>
            <text:p text:style-name="P27">Behov av killar: <text:span text:style-name="T8">16</text:span></text:p>
            <text:p text:style-name="P27">Behov av tjejer: <text:span text:style-name="T8">4</text:span></text:p>
            <text:p text:style-name="P27">Ligg per spel: <text:span text:style-name="T6">3</text:span></text:p>
            <text:p text:style-name="P62"><text:s/></text:p>
          </table:table-cell>
          <table:table-cell table:style-name="Table7.A3" office:value-type="string">
            <text:p text:style-name="P53">Person</text:p>
            <text:p text:style-name="P65">Lars</text:p>
            <text:p text:style-name="P26">Kön: <text:span text:style-name="T6">Kille</text:span></text:p>
            <text:p text:style-name="P27">Behov av killar: <text:span text:style-name="T8">20</text:span></text:p>
            <text:p text:style-name="P27">Behov av tjejer: <text:span text:style-name="T8">5</text:span></text:p>
            <text:p text:style-name="P27">Ligg per spel: <text:span text:style-name="T6">2</text:span></text:p>
          </table:table-cell>
          <table:table-cell table:style-name="Table7.A3" office:value-type="string">
            <text:p text:style-name="P53">Person</text:p>
            <text:p text:style-name="P65">Karl</text:p>
            <text:p text:style-name="P26">Kön: <text:span text:style-name="T6">Kille</text:span></text:p>
            <text:p text:style-name="P27">Behov av killar: <text:span text:style-name="T6">-</text:span></text:p>
            <text:p text:style-name="P27">Behov av tjejer: <text:span text:style-name="T8">8</text:span></text:p>
            <text:p text:style-name="P27">Ligg per spel: <text:span text:style-name="T6">3</text:span></text:p>
          </table:table-cell>
          <table:table-cell table:style-name="Table7.D3" office:value-type="string">
            <text:p text:style-name="P53">Person</text:p>
            <text:p text:style-name="P65">Anders</text:p>
            <text:p text:style-name="P26">Kön: <text:span text:style-name="T6">Kille</text:span></text:p>
            <text:p text:style-name="P27">Behov av killar: <text:span text:style-name="T6">-</text:span></text:p>
            <text:p text:style-name="P27">Behov av tjejer: <text:span text:style-name="T8">16</text:span></text:p>
            <text:p text:style-name="P27">Ligg per spel: <text:span text:style-name="T6">3</text:span></text:p>
          </table:table-cell>
        </table:table-row>
        <table:table-row>
          <table:table-cell table:style-name="Table7.A3" office:value-type="string">
            <text:p text:style-name="P53">Person</text:p>
            <text:p text:style-name="P65">Johan</text:p>
            <text:p text:style-name="P26">Kön: <text:span text:style-name="T6">Kille</text:span></text:p>
            <text:p text:style-name="P27">Behov av killar: <text:span text:style-name="T6">8</text:span></text:p>
            <text:p text:style-name="P27">Behov av tjejer: <text:span text:style-name="T6">8</text:span></text:p>
            <text:p text:style-name="P27">Ligg per spel: <text:span text:style-name="T6">2</text:span></text:p>
            <text:p text:style-name="P62"><text:s/></text:p>
          </table:table-cell>
          <table:table-cell table:style-name="Table7.A3" office:value-type="string">
            <text:p text:style-name="P53">Person</text:p>
            <text:p text:style-name="P65">Per</text:p>
            <text:p text:style-name="P26">Kön: <text:span text:style-name="T6">Kille</text:span></text:p>
            <text:p text:style-name="P27">Behov av killar: <text:span text:style-name="T6">4</text:span></text:p>
            <text:p text:style-name="P27">Behov av tjejer: <text:span text:style-name="T6">4</text:span></text:p>
            <text:p text:style-name="P27">Ligg per spel: <text:span text:style-name="T4">1</text:span></text:p>
          </table:table-cell>
          <table:table-cell table:style-name="Table7.A3" office:value-type="string">
            <text:p text:style-name="P53">Person</text:p>
            <text:p text:style-name="P65">Nils</text:p>
            <text:p text:style-name="P26">Kön: <text:span text:style-name="T6">Kille</text:span></text:p>
            <text:p text:style-name="P27">Behov av killar: <text:span text:style-name="T6">2</text:span></text:p>
            <text:p text:style-name="P27">Behov av tjejer: <text:span text:style-name="T6">2</text:span></text:p>
            <text:p text:style-name="P27">Ligg per spel: <text:span text:style-name="T6">2</text:span></text:p>
          </table:table-cell>
          <table:table-cell table:style-name="Table7.D3" office:value-type="string">
            <text:p text:style-name="P53">Person</text:p>
            <text:p text:style-name="P65">Jan</text:p>
            <text:p text:style-name="P26">Kön: <text:span text:style-name="T6">Kille</text:span></text:p>
            <text:p text:style-name="P27">Behov av killar: <text:span text:style-name="T8">10</text:span></text:p>
            <text:p text:style-name="P27">Behov av tjejer: <text:span text:style-name="T8">2</text:span></text:p>
            <text:p text:style-name="P27">Ligg per spel: <text:span text:style-name="T6">2</text:span></text:p>
          </table:table-cell>
        </table:table-row>
        <table:table-row>
          <table:table-cell table:style-name="Table7.A5" office:value-type="string">
            <text:p text:style-name="P53">Person</text:p>
            <text:p text:style-name="P65">Kim</text:p>
            <text:p text:style-name="P26">Kön: <text:span text:style-name="T5">???</text:span></text:p>
            <text:p text:style-name="P28">Behov av killar: <text:span text:style-name="T6">4</text:span></text:p>
            <text:p text:style-name="P28">Behov av tjejer: <text:span text:style-name="T6">6</text:span></text:p>
            <text:p text:style-name="P28">Ligg per spel: <text:span text:style-name="T6">2</text:span></text:p>
            <text:p text:style-name="P62"><text:s/></text:p>
          </table:table-cell>
          <table:table-cell table:style-name="Table7.A5" office:value-type="string">
            <text:p text:style-name="P53">Person</text:p>
            <text:p text:style-name="P65">Michelle</text:p>
            <text:p text:style-name="P26">Kön: <text:span text:style-name="T5">???</text:span></text:p>
            <text:p text:style-name="P28">Behov av killar: <text:span text:style-name="T6">6</text:span></text:p>
            <text:p text:style-name="P28">Behov av tjejer: <text:span text:style-name="T6">4</text:span></text:p>
            <text:p text:style-name="P28">Ligg per spel: <text:span text:style-name="T6">2</text:span></text:p>
          </table:table-cell>
          <table:table-cell table:style-name="Table7.A5" office:value-type="string">
            <text:p text:style-name="P53">Person</text:p>
            <text:p text:style-name="P65">Alex</text:p>
            <text:p text:style-name="P26">Kön: <text:span text:style-name="T5">???</text:span></text:p>
            <text:p text:style-name="P28">Behov av killar: <text:span text:style-name="T7">8</text:span></text:p>
            <text:p text:style-name="P28">Behov av tjejer: <text:span text:style-name="T7">12</text:span></text:p>
            <text:p text:style-name="P28">Ligg per spel: <text:span text:style-name="T6">3</text:span></text:p>
          </table:table-cell>
          <table:table-cell table:style-name="Table7.D5" office:value-type="string">
            <text:p text:style-name="P53">Person</text:p>
            <text:p text:style-name="P65">Sasha</text:p>
            <text:p text:style-name="P26">Kön: <text:span text:style-name="T5">???</text:span></text:p>
            <text:p text:style-name="P28">Behov av killar: <text:span text:style-name="T7">12</text:span></text:p>
            <text:p text:style-name="P28">Behov av tjejer: <text:span text:style-name="T7">8</text:span></text:p>
            <text:p text:style-name="P28">Ligg per spel: <text:span text:style-name="T6">3</text:span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36:07.699000000</meta:creation-date>
    <dc:date>2019-01-04T20:33:35.240000000</dc:date>
    <meta:editing-duration>P1DT15H37M</meta:editing-duration>
    <meta:editing-cycles>31</meta:editing-cycles>
    <meta:generator>LibreOffice/6.0.2.1$Windows_X86_64 LibreOffice_project/f7f06a8f319e4b62f9bc5095aa112a65d2f3ac89</meta:generator>
    <meta:print-date>2018-09-02T14:31:45.343000000</meta:print-date>
    <meta:document-statistic meta:table-count="18" meta:image-count="0" meta:object-count="0" meta:page-count="6" meta:paragraph-count="421" meta:word-count="1487" meta:character-count="7868" meta:non-whitespace-character-count="6686"/>
  </office:meta>
</office:document-meta>
</file>